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officeooo:rsid="001bd8e6"/>
    </style:style>
    <style:style style:name="T2" style:family="text">
      <style:text-properties officeooo:rsid="001f0791"/>
    </style:style>
    <style:style style:name="T3" style:family="text">
      <style:text-properties officeooo:rsid="001f18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1. The Domain</text:p>
      <text:p text:style-name="Standard"/>
      <text:p text:style-name="Standard">Goals:</text:p>
      <text:p text:style-name="Standard"/>
      <text:p text:style-name="Standard">-To make it easier to find patterns and compare data </text:p>
      <text:p text:style-name="Standard">-To save time </text:p>
      <text:p text:style-name="Standard">-Simple GUI </text:p>
      <text:p text:style-name="Standard"/>
      <text:p text:style-name="Standard">Stake Holders:</text:p>
      <text:p text:style-name="Standard"/>
      <text:p text:style-name="Standard">-financial analysts working for big businesses </text:p>
      <text:p text:style-name="Standard">-Schools for organizing grades, constructing time tables, comparing to other schools (electives, attendance etc.) </text:p>
      <text:p text:style-name="Standard">-Politicians can use it to show their impact on the country in terms of employment rates, GDP, </text:p>
      <text:p text:style-name="Standard">-Sports organizations could use it to analyze player/team stats</text:p>
      <text:p text:style-name="Standard"/>
      <text:p text:style-name="P1">2. Functional Requirements</text:p>
      <text:p text:style-name="P1"/>
      <text:p text:style-name="Standard">-Use the Model-View-Controller design </text:p>
      <text:p text:style-name="Standard"/>
      <text:p text:style-name="Standard">-Model: </text:p>
      <text:p text:style-name="Standard"><text:tab/><text:span text:style-name="T1">The model will be responsible for getting the data from the files and manipulating the data accordingly. The model will place the data in an ADT that will allow the view to graph it and the controller to manipulate the data in reasonably fast time using efficient algorithms.</text:span></text:p>
      <text:p text:style-name="Standard"/>
      <text:p text:style-name="Standard">-View:</text:p>
      <text:p text:style-name="Standard"><text:tab/><text:span text:style-name="T2">The view will be responsible for showing the graphs. We will use the d3js library which will allow us to graph our data in a meaningful way. </text:span></text:p>
      <text:p text:style-name="Standard"/>
      <text:p text:style-name="Standard">-Controller:</text:p>
      <text:p text:style-name="Standard"><text:tab/><text:span text:style-name="T3">This will be the link that connects the view and the model with the user's input. In our purposes the user may want to change how the information is displayed and will adjust the view accordingly.</text:span></text:p>
      <text:p text:style-name="Standard"/>
      <text:p text:style-name="P1">3. Non-functional Requirements</text:p>
      <text:p text:style-name="Standard"/>
      <text:p text:style-name="Standard">minimum:</text:p>
      <text:p text:style-name="Standard">-Javascript</text:p>
      <text:p text:style-name="Standard">-Computer made in this century </text:p>
      <text:p text:style-name="Standard"/>
      <text:p text:style-name="Standard"/>
      <text:p text:style-name="Standard">-Data-sets should be standardized so they can be easily parsed in the proper format</text:p>
      <text:p text:style-name="Standard"/>
      <text:p text:style-name="Standard"><text:tab/>-First line of data-sets should contain headings for each column seperated by commas </text:p>
      <text:p text:style-name="Standard"><text:tab/>-Each line afterwards represented by a row and inside the row each heading is also seperated by <text:tab/>commas </text:p>
      <text:p text:style-name="Standard"><text:tab/>-Should have dependent and independent columns </text:p>
      <text:p text:style-name="Standard"/>
      <text:p text:style-name="Standard">-User-Interface UI should be user friendly </text:p>
      <text:p text:style-name="Standard"><text:soft-page-break/><text:s/><text:tab/>-IE : Displays relevant errors such as the data set being in an improper format </text:p>
      <text:p text:style-name="Standard"><text:s/>-Output should be interactive </text:p>
      <text:p text:style-name="Standard"/>
      <text:p text:style-name="Standard">-Should be robust so it can be modified later for other tasks </text:p>
      <text:p text:style-name="Standard"/>
      <text:p text:style-name="P1">4. Requirements on the development and maintenance process:</text:p>
      <text:p text:style-name="Standard"/>
      <text:p text:style-name="Standard">- able to be easily modified to accommodate new data sets later </text:p>
      <text:p text:style-name="Standard"/>
      <text:p text:style-name="Standard">Maintenance</text:p>
      <text:p text:style-name="Standard">- ensure code still works after additional modifications </text:p>
      <text:p text:style-name="Standard">- Since Model and View are independent this will make it easy to modify the UI and logic separately</text:p>
      <text:p text:style-name="Standard">- can add more functionality directly using the controller </text:p>
      <text:p text:style-name="Standard">- <text:span text:style-name="T1">Make the code abstract enough so that adding additional graph options possible. <text:s/></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6T22:57:34.55</meta:creation-date>
    <dc:date>2015-03-27T15:05:51.746995000</dc:date>
    <meta:editing-duration>PT10M31S</meta:editing-duration>
    <meta:editing-cycles>4</meta:editing-cycles>
    <meta:generator>LibreOffice/4.4.0.3$MacOSX_X86_64 LibreOffice_project/de093506bcdc5fafd9023ee680b8c60e3e0645d7</meta:generator>
    <meta:document-statistic meta:table-count="0" meta:image-count="0" meta:object-count="0" meta:page-count="2" meta:paragraph-count="37" meta:word-count="356" meta:character-count="2189" meta:non-whitespace-character-count="1837"/>
  </office:meta>
</office:document-meta>
</file>